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483a4f">
      <style:table-properties style:width="6.692in" table:align="margins"/>
    </style:style>
    <style:style style:family="table-column" style:name="a950722"/>
    <style:style style:family="table-cell" style:name="ab378f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da85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be334">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2815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e02bb">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74748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3defd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2b79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41ea6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3d89b">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1fb6c3">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ef8b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e408a0">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aa55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3b092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3e8b1">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2aa7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7bd81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4d45e9">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b85ce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5330fc">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ce6ac5">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6c5b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c94d9">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26131a">
      <number:number number:decimal-places="0" number:grouping="true" number:min-integer-digits="1"/>
    </number:number-style>
    <style:style style:data-style-name="n26131a" style:family="table-cell" style:name="a453155">
      <style:table-cell-properties fo:border="0.03cm solid #000000" style:decimal-places="2"/>
      <style:paragraph-properties style:tab-stop-distance="1.25cm"/>
      <style:text-properties style:font-name="Arial" style:font-name-asian="Lucida Sans Unicode" style:font-name-complex="Tahoma"/>
    </style:style>
    <number:number-style style:name="n4a4341">
      <number:number number:decimal-places="0" number:grouping="true" number:min-integer-digits="1"/>
    </number:number-style>
    <style:style style:data-style-name="n4a4341" style:family="table-cell" style:name="a4b40d4">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50407">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d563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2a208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d2088f">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f54050">
      <number:number number:decimal-places="0" number:grouping="true" number:min-integer-digits="1"/>
    </number:number-style>
    <style:style style:data-style-name="nf54050" style:family="table-cell" style:name="af247ee">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483a4f">
        <table:table-column table:number-columns-repeated="5" table:style-name="a950722"/>
        <table:table-row>
          <table:table-cell office:string-value="Assignment per Teacher" office:value-type="string" table:style-name="a4d45e9">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628155">
            <text:p>FIRST NAME</text:p>
          </table:table-cell>
          <table:table-cell/>
          <table:table-cell office:string-value="LAST NAME" office:value-type="string" table:style-name="a92b791">
            <text:p>LAST NAME</text:p>
          </table:table-cell>
          <table:table-cell/>
          <table:table-cell/>
        </table:table-row>
        <table:table-row>
          <table:table-cell office:string-value="teacher7FirstName" office:value-type="string" table:style-name="a6aa55f">
            <text:p>teacher7FirstName</text:p>
          </table:table-cell>
          <table:table-cell/>
          <table:table-cell office:string-value="teacher7LastName" office:value-type="string" table:style-name="a7bd81d">
            <text:p>teacher7LastName</text:p>
          </table:table-cell>
          <table:table-cell/>
          <table:table-cell/>
        </table:table-row>
        <table:table-row>
          <table:table-cell/>
          <table:table-cell/>
          <table:table-cell/>
          <table:table-cell/>
          <table:table-cell/>
        </table:table-row>
        <table:table-row>
          <table:table-cell office:string-value="STATUS" office:value-type="string" table:style-name="a4e02bb">
            <text:p>STATUS</text:p>
          </table:table-cell>
          <table:table-cell office:string-value="" office:value-type="string" table:style-name="ae408a0">
            <text:p/>
          </table:table-cell>
          <table:table-cell office:string-value="OFFICE" office:value-type="string" table:style-name="afda85a">
            <text:p>OFFICE</text:p>
          </table:table-cell>
          <table:table-cell office:string-value="" office:value-type="string" table:style-name="af3e8b1">
            <text:p/>
          </table:table-cell>
          <table:table-cell/>
        </table:table-row>
        <table:table-row>
          <table:table-cell/>
          <table:table-cell/>
          <table:table-cell/>
          <table:table-cell/>
          <table:table-cell/>
        </table:table-row>
        <table:table-row>
          <table:table-cell office:string-value="PERSONAL E-MAIL" office:value-type="string" table:style-name="a3defda">
            <text:p>PERSONAL E-MAIL</text:p>
          </table:table-cell>
          <table:table-cell/>
          <table:table-cell office:string-value="" office:value-type="string" table:style-name="a1fb6c3">
            <text:p/>
          </table:table-cell>
          <table:table-cell/>
          <table:table-cell/>
        </table:table-row>
        <table:table-row>
          <table:table-cell/>
          <table:table-cell/>
          <table:table-cell/>
          <table:table-cell/>
          <table:table-cell/>
        </table:table-row>
        <table:table-row>
          <table:table-cell office:string-value="DAUPHINE E-MAIL" office:value-type="string" table:style-name="ab378fd">
            <text:p>DAUPHINE E-MAIL</text:p>
          </table:table-cell>
          <table:table-cell/>
          <table:table-cell office:string-value="" office:value-type="string" table:style-name="a52aa75">
            <text:p/>
          </table:table-cell>
          <table:table-cell/>
          <table:table-cell/>
        </table:table-row>
        <table:table-row>
          <table:table-cell/>
          <table:table-cell/>
          <table:table-cell/>
          <table:table-cell/>
          <table:table-cell/>
        </table:table-row>
        <table:table-row>
          <table:table-cell office:string-value="PERSONAL PHONE" office:value-type="string" table:style-name="a3be334">
            <text:p>PERSONAL PHONE</text:p>
          </table:table-cell>
          <table:table-cell/>
          <table:table-cell office:string-value="MOBILE PHONE" office:value-type="string" table:style-name="a41ea6e">
            <text:p>MOBILE PHONE</text:p>
          </table:table-cell>
          <table:table-cell/>
          <table:table-cell office:string-value="DAUPHINE PHONE NUMBER" office:value-type="string" table:style-name="a74748e">
            <text:p>DAUPHINE PHONE NUMBER</text:p>
          </table:table-cell>
        </table:table-row>
        <table:table-row>
          <table:table-cell office:string-value="" office:value-type="string" table:style-name="a9ef8b9">
            <text:p/>
          </table:table-cell>
          <table:table-cell/>
          <table:table-cell office:string-value="" office:value-type="string" table:style-name="af3d89b">
            <text:p/>
          </table:table-cell>
          <table:table-cell/>
          <table:table-cell office:string-value="" office:value-type="string" table:style-name="a3b092c">
            <text:p/>
          </table:table-cell>
        </table:table-row>
        <table:table-row table:number-rows-repeated="2">
          <table:table-cell/>
          <table:table-cell/>
          <table:table-cell/>
          <table:table-cell/>
          <table:table-cell/>
        </table:table-row>
        <table:table-row>
          <table:table-cell office:string-value="STUDY LEVEL" office:value-type="string" table:style-name="ab85ce5">
            <text:p>STUDY LEVEL</text:p>
          </table:table-cell>
          <table:table-cell office:string-value="SEMESTER" office:value-type="string" table:style-name="a5330fc">
            <text:p>SEMESTER</text:p>
          </table:table-cell>
          <table:table-cell office:string-value="COURSE" office:value-type="string" table:style-name="ace6ac5">
            <text:p>COURSE</text:p>
          </table:table-cell>
          <table:table-cell office:string-value="TYPE" office:value-type="string" table:style-name="a06c5ba">
            <text:p>TYPE</text:p>
          </table:table-cell>
          <table:table-cell office:string-value="Nbr H" office:value-type="string" table:style-name="a0c94d9">
            <text:p>Nbr H</text:p>
          </table:table-cell>
        </table:table-row>
        <table:table-row>
          <table:table-cell office:string-value="DE1" office:value-type="string" table:style-name="a250407">
            <text:p>DE1</text:p>
          </table:table-cell>
          <table:table-cell office:value="1.0" office:value-type="float" table:style-name="a453155">
            <text:p>1</text:p>
          </table:table-cell>
          <table:table-cell office:string-value="testcourse7" office:value-type="string" table:style-name="a8d563f">
            <text:p>testcourse7</text:p>
          </table:table-cell>
          <table:table-cell office:string-value="TD" office:value-type="string" table:style-name="a2a2082">
            <text:p>TD</text:p>
          </table:table-cell>
          <table:table-cell office:value="1.0" office:value-type="float" table:style-name="a4b40d4">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d2088f">
            <text:p>TOTAL</text:p>
          </table:table-cell>
          <table:table-cell office:value="1.0" office:value-type="float" table:style-name="af247ee">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7:59</dc:date>
    <meta:editing-cycles>1</meta:editing-cycles>
    <meta:editing-duration>PT0.311S</meta:editing-duration>
    <meta:initial-creator>inesdraredja</meta:initial-creator>
    <meta:creation-date>2020-06-16T08:57:58</meta:creation-date>
    <dc:language>fr</dc:language>
  </office:meta>
</office:document-meta>
</file>